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Proxy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Proxy.getBooleanCheckboxParamete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caseProxy.UsecaseProxy( Usecase usec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caseProx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Proxy.hasInfoMess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caseProxy.getInfo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Proxy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Proxy.getError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Proxy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Proxy.getParameterAsString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caseProxy.getParameter( String name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caseProxy.setup( Usecase usec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caseProxy.hasErr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caseProxy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caseProxy.get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